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text-properties style:text-position="0% 100%" fo:language="it" fo:country="IT" officeooo:rsid="00195988" officeooo:paragraph-rsid="00172d2c"/>
    </style:style>
    <style:style style:name="P2" style:family="paragraph" style:parent-style-name="Standard">
      <style:text-properties style:font-name="Cantarell" fo:font-size="12pt" fo:language="it" fo:country="IT" officeooo:rsid="0021022e" officeooo:paragraph-rsid="0021022e" style:font-size-asian="12pt" style:font-size-complex="12pt"/>
    </style:style>
    <style:style style:name="P3" style:family="paragraph" style:parent-style-name="Standard">
      <style:paragraph-properties fo:text-align="center" style:justify-single-word="false"/>
      <style:text-properties style:font-name="Cantarell" fo:font-size="14pt" fo:language="it" fo:country="IT" fo:font-weight="bold" officeooo:rsid="0016135d" officeooo:paragraph-rsid="002f4d6c" style:font-size-asian="14pt" style:font-weight-asian="bold" style:font-size-complex="14pt" style:font-weight-complex="bold"/>
    </style:style>
    <style:style style:name="P4" style:family="paragraph" style:parent-style-name="Standard">
      <style:paragraph-properties fo:text-align="end" style:justify-single-word="false"/>
      <style:text-properties style:font-name="Cantarell" fo:language="it" fo:country="IT" officeooo:rsid="0016135d" officeooo:paragraph-rsid="002f4d6c"/>
    </style:style>
    <style:style style:name="P5" style:family="paragraph" style:parent-style-name="Standard">
      <style:text-properties style:font-name="Cantarell" fo:language="it" fo:country="IT" officeooo:rsid="0016135d" officeooo:paragraph-rsid="0016135d"/>
    </style:style>
    <style:style style:name="P6" style:family="paragraph" style:parent-style-name="Standard">
      <style:paragraph-properties fo:text-align="start" style:justify-single-word="false"/>
      <style:text-properties style:font-name="Cantarell" fo:language="it" fo:country="IT" officeooo:rsid="0016135d" officeooo:paragraph-rsid="002f4d6c"/>
    </style:style>
    <style:style style:name="P7" style:family="paragraph" style:parent-style-name="Standard">
      <style:paragraph-properties fo:text-align="justify" style:justify-single-word="false"/>
      <style:text-properties style:font-name="Cantarell" fo:language="it" fo:country="IT" officeooo:rsid="0016135d" officeooo:paragraph-rsid="002f4d6c"/>
    </style:style>
    <style:style style:name="P8" style:family="paragraph" style:parent-style-name="Standard">
      <style:paragraph-properties fo:text-align="justify" style:justify-single-word="false"/>
      <style:text-properties style:font-name="Cantarell" fo:language="it" fo:country="IT" officeooo:rsid="0016135d" officeooo:paragraph-rsid="0016135d"/>
    </style:style>
    <style:style style:name="P9" style:family="paragraph" style:parent-style-name="Standard">
      <style:paragraph-properties fo:text-align="justify" style:justify-single-word="false"/>
      <style:text-properties style:font-name="Cantarell" fo:language="it" fo:country="IT" fo:font-weight="bold" officeooo:rsid="0016135d" officeooo:paragraph-rsid="0016135d" style:font-weight-asian="bold" style:font-weight-complex="bold"/>
    </style:style>
    <style:style style:name="P10" style:family="paragraph" style:parent-style-name="Standard">
      <style:paragraph-properties fo:text-align="justify" style:justify-single-word="false"/>
      <style:text-properties style:font-name="Cantarell" fo:language="it" fo:country="IT" fo:font-weight="bold" officeooo:rsid="00263d36" officeooo:paragraph-rsid="00263d36" style:font-weight-asian="bold" style:font-weight-complex="bold"/>
    </style:style>
    <style:style style:name="P11" style:family="paragraph" style:parent-style-name="Standard">
      <style:paragraph-properties fo:text-align="justify" style:justify-single-word="false"/>
      <style:text-properties style:font-name="Cantarell" fo:language="it" fo:country="IT" fo:font-weight="bold" officeooo:rsid="0020f233" officeooo:paragraph-rsid="0020f233" style:font-weight-asian="bold" style:font-weight-complex="bold"/>
    </style:style>
    <style:style style:name="P12" style:family="paragraph" style:parent-style-name="Standard">
      <style:paragraph-properties fo:text-align="justify" style:justify-single-word="false"/>
      <style:text-properties style:font-name="Cantarell" fo:language="it" fo:country="IT" officeooo:rsid="001a4805" officeooo:paragraph-rsid="001a4805"/>
    </style:style>
    <style:style style:name="P13" style:family="paragraph" style:parent-style-name="Standard">
      <style:paragraph-properties fo:text-align="justify" style:justify-single-word="false"/>
      <style:text-properties style:font-name="Cantarell" fo:language="it" fo:country="IT" officeooo:rsid="001c5279" officeooo:paragraph-rsid="001c5279"/>
    </style:style>
    <style:style style:name="P14" style:family="paragraph" style:parent-style-name="Standard">
      <style:paragraph-properties fo:text-align="justify" style:justify-single-word="false"/>
      <style:text-properties style:font-name="Cantarell" fo:language="it" fo:country="IT" officeooo:rsid="001c5279" officeooo:paragraph-rsid="0027c93c"/>
    </style:style>
    <style:style style:name="P15" style:family="paragraph" style:parent-style-name="Standard">
      <style:paragraph-properties fo:text-align="justify" style:justify-single-word="false"/>
      <style:text-properties style:font-name="Cantarell" fo:language="it" fo:country="IT" officeooo:rsid="0020f233" officeooo:paragraph-rsid="0020f233"/>
    </style:style>
    <style:style style:name="P16" style:family="paragraph" style:parent-style-name="Standard">
      <style:paragraph-properties fo:text-align="justify" style:justify-single-word="false"/>
      <style:text-properties style:font-name="Cantarell" fo:language="it" fo:country="IT" officeooo:rsid="0020f233" officeooo:paragraph-rsid="002362e0"/>
    </style:style>
    <style:style style:name="P17" style:family="paragraph" style:parent-style-name="Standard">
      <style:paragraph-properties fo:text-align="justify" style:justify-single-word="false"/>
      <style:text-properties style:font-name="Cantarell" fo:language="it" fo:country="IT" officeooo:rsid="002362e0" officeooo:paragraph-rsid="002362e0"/>
    </style:style>
    <style:style style:name="P18" style:family="paragraph" style:parent-style-name="Standard">
      <style:paragraph-properties fo:text-align="justify" style:justify-single-word="false"/>
      <style:text-properties style:font-name="Cantarell" fo:language="it" fo:country="IT" officeooo:rsid="0021022e" officeooo:paragraph-rsid="0021022e"/>
    </style:style>
    <style:style style:name="P19" style:family="paragraph" style:parent-style-name="Standard">
      <style:paragraph-properties fo:text-align="justify" style:justify-single-word="false"/>
      <style:text-properties style:font-name="Cantarell" fo:language="it" fo:country="IT" officeooo:rsid="0021022e" officeooo:paragraph-rsid="002362e0"/>
    </style:style>
    <style:style style:name="P20" style:family="paragraph" style:parent-style-name="Standard">
      <style:paragraph-properties fo:text-align="justify" style:justify-single-word="false"/>
      <style:text-properties style:font-name="Cantarell" fo:language="it" fo:country="IT" officeooo:rsid="0021022e" officeooo:paragraph-rsid="0027c93c"/>
    </style:style>
    <style:style style:name="P21" style:family="paragraph" style:parent-style-name="Standard">
      <style:paragraph-properties fo:text-align="justify" style:justify-single-word="false"/>
      <style:text-properties style:font-name="Cantarell" fo:language="it" fo:country="IT" fo:font-style="italic" officeooo:rsid="0021022e" officeooo:paragraph-rsid="0021022e" style:font-style-asian="italic" style:font-style-complex="italic"/>
    </style:style>
    <style:style style:name="P22" style:family="paragraph" style:parent-style-name="Standard">
      <style:paragraph-properties fo:text-align="justify" style:justify-single-word="false"/>
      <style:text-properties style:font-name="Cantarell" fo:language="it" fo:country="IT" fo:font-style="italic" officeooo:rsid="002362e0" officeooo:paragraph-rsid="002362e0" style:font-style-asian="italic" style:font-style-complex="italic"/>
    </style:style>
    <style:style style:name="P23" style:family="paragraph" style:parent-style-name="Standard">
      <style:paragraph-properties fo:text-align="justify" style:justify-single-word="false"/>
      <style:text-properties style:font-name="Cantarell" fo:language="it" fo:country="IT" fo:font-style="italic" officeooo:rsid="002d6bb5" officeooo:paragraph-rsid="002d6bb5" style:font-style-asian="italic" style:font-style-complex="italic"/>
    </style:style>
    <style:style style:name="P24" style:family="paragraph" style:parent-style-name="Standard">
      <style:paragraph-properties fo:text-align="justify" style:justify-single-word="false"/>
      <style:text-properties style:font-name="Cantarell" fo:language="it" fo:country="IT" officeooo:rsid="002d4ef6" officeooo:paragraph-rsid="002d4ef6"/>
    </style:style>
    <style:style style:name="P25" style:family="paragraph" style:parent-style-name="Standard">
      <style:paragraph-properties fo:text-align="justify" style:justify-single-word="false"/>
      <style:text-properties style:font-name="Cantarell" fo:language="it" fo:country="IT" officeooo:rsid="002d6bb5" officeooo:paragraph-rsid="002d6bb5"/>
    </style:style>
    <style:style style:name="P26" style:family="paragraph" style:parent-style-name="Standard">
      <style:paragraph-properties fo:text-align="justify" style:justify-single-word="false"/>
      <style:text-properties style:font-name="Cantarell" fo:language="it" fo:country="IT" officeooo:rsid="001d7bb6" officeooo:paragraph-rsid="001d7bb6"/>
    </style:style>
    <style:style style:name="P27" style:family="paragraph" style:parent-style-name="Standard">
      <style:paragraph-properties fo:text-align="justify" style:justify-single-word="false"/>
      <style:text-properties style:font-name="Cantarell" fo:language="it" fo:country="IT" officeooo:rsid="00180676" officeooo:paragraph-rsid="00180676"/>
    </style:style>
    <style:style style:name="P28" style:family="paragraph" style:parent-style-name="Standard">
      <style:paragraph-properties fo:text-align="justify" style:justify-single-word="false"/>
      <style:text-properties style:font-name="Cantarell" fo:language="it" fo:country="IT" officeooo:rsid="00172d2c" officeooo:paragraph-rsid="00172d2c"/>
    </style:style>
    <style:style style:name="P29" style:family="paragraph" style:parent-style-name="Preformatted_20_Text">
      <style:paragraph-properties fo:text-align="justify" style:justify-single-word="false"/>
      <style:text-properties fo:font-variant="normal" fo:text-transform="none" fo:color="#000000" style:font-name="Cantarell" fo:font-size="12pt" fo:letter-spacing="normal" fo:language="it" fo:country="IT" fo:font-style="normal" fo:font-weight="normal" officeooo:rsid="0021022e" officeooo:paragraph-rsid="0021022e" style:font-size-asian="12pt" style:font-size-complex="12pt"/>
    </style:style>
    <style:style style:name="P30" style:family="paragraph" style:parent-style-name="Preformatted_20_Text">
      <style:paragraph-properties fo:text-align="justify" style:justify-single-word="false" fo:orphans="2" fo:widows="2"/>
      <style:text-properties fo:font-variant="normal" fo:text-transform="none" fo:color="#000000" style:font-name="Cantarell" fo:font-size="12pt" fo:letter-spacing="normal" fo:language="it" fo:country="IT" fo:font-style="normal" fo:font-weight="normal" style:font-size-asian="12pt" style:font-size-complex="12pt"/>
    </style:style>
    <style:style style:name="P31" style:family="paragraph" style:parent-style-name="Preformatted_20_Text">
      <style:paragraph-properties fo:text-align="justify" style:justify-single-word="false"/>
      <style:text-properties fo:font-variant="normal" fo:text-transform="none" fo:color="#000000" style:font-name="Cantarell" fo:font-size="12pt" fo:letter-spacing="normal" fo:language="it" fo:country="IT" fo:font-style="normal" fo:font-weight="normal" officeooo:rsid="00317e81" officeooo:paragraph-rsid="00317e81" style:font-size-asian="12pt" style:font-size-complex="12pt"/>
    </style:style>
    <style:style style:name="P32" style:family="paragraph" style:parent-style-name="Preformatted_20_Text">
      <style:paragraph-properties fo:margin-top="0in" fo:margin-bottom="0.1965in" loext:contextual-spacing="false" fo:text-align="justify" style:justify-single-word="false" fo:orphans="2" fo:widows="2"/>
      <style:text-properties fo:font-variant="normal" fo:text-transform="none" fo:color="#000000" style:font-name="Cantarell" fo:font-size="12pt" fo:letter-spacing="normal" fo:language="it" fo:country="IT" fo:font-style="normal" fo:font-weight="normal" style:font-size-asian="12pt" style:font-size-complex="12pt"/>
    </style:style>
    <style:style style:name="T1" style:family="text">
      <style:text-properties style:text-position="super 58%"/>
    </style:style>
    <style:style style:name="T2" style:family="text">
      <style:text-properties style:text-position="super 58%" officeooo:rsid="00180676"/>
    </style:style>
    <style:style style:name="T3" style:family="text">
      <style:text-properties style:text-position="super 58%" officeooo:rsid="00195988"/>
    </style:style>
    <style:style style:name="T4" style:family="text">
      <style:text-properties style:text-position="0% 100%"/>
    </style:style>
    <style:style style:name="T5" style:family="text">
      <style:text-properties style:text-position="0% 100%" officeooo:rsid="0017a498"/>
    </style:style>
    <style:style style:name="T6" style:family="text">
      <style:text-properties style:text-position="0% 100%" officeooo:rsid="00180676"/>
    </style:style>
    <style:style style:name="T7" style:family="text">
      <style:text-properties style:text-position="0% 100%" officeooo:rsid="00195988"/>
    </style:style>
    <style:style style:name="T8" style:family="text">
      <style:text-properties style:text-position="0% 100%" officeooo:rsid="002b919a"/>
    </style:style>
    <style:style style:name="T9" style:family="text">
      <style:text-properties style:text-position="0% 100%" officeooo:rsid="0021022e"/>
    </style:style>
    <style:style style:name="T10" style:family="text">
      <style:text-properties style:text-position="0% 100%" officeooo:rsid="003025e5"/>
    </style:style>
    <style:style style:name="T11" style:family="text">
      <style:text-properties style:text-position="0% 100%" fo:font-style="italic" style:font-style-asian="italic" style:font-style-complex="italic"/>
    </style:style>
    <style:style style:name="T12" style:family="text">
      <style:text-properties style:text-position="0% 100%" fo:font-style="italic" officeooo:rsid="0017a498" style:font-style-asian="italic" style:font-style-complex="italic"/>
    </style:style>
    <style:style style:name="T13" style:family="text">
      <style:text-properties style:text-position="0% 100%" fo:font-style="italic" officeooo:rsid="00195988" style:font-style-asian="italic" style:font-style-complex="italic"/>
    </style:style>
    <style:style style:name="T14" style:family="text">
      <style:text-properties style:text-position="0% 100%" fo:font-style="italic" officeooo:rsid="003025e5" style:font-style-asian="italic" style:font-style-complex="italic"/>
    </style:style>
    <style:style style:name="T15" style:family="text">
      <style:text-properties officeooo:rsid="001c0091"/>
    </style:style>
    <style:style style:name="T16" style:family="text">
      <style:text-properties officeooo:rsid="001c5279"/>
    </style:style>
    <style:style style:name="T17" style:family="text">
      <style:text-properties officeooo:rsid="0022f029"/>
    </style:style>
    <style:style style:name="T18" style:family="text">
      <style:text-properties officeooo:rsid="002362e0"/>
    </style:style>
    <style:style style:name="T19" style:family="text">
      <style:text-properties officeooo:rsid="002d4ef6"/>
    </style:style>
    <style:style style:name="T20" style:family="text">
      <style:text-properties officeooo:rsid="002d6bb5"/>
    </style:style>
    <style:style style:name="T21" style:family="text">
      <style:text-properties officeooo:rsid="002f4d6c"/>
    </style:style>
    <style:style style:name="T22" style:family="text">
      <style:text-properties fo:font-weight="bold" style:font-weight-asian="bold" style:font-weight-complex="bold"/>
    </style:style>
    <style:style style:name="T23" style:family="text">
      <style:text-properties fo:font-style="italic" style:font-style-asian="italic" style:font-style-complex="italic"/>
    </style:style>
    <style:style style:name="T24" style:family="text">
      <style:text-properties fo:font-style="italic" officeooo:rsid="001c5279" style:font-style-asian="italic" style:font-style-complex="italic"/>
    </style:style>
    <style:style style:name="T25" style:family="text">
      <style:text-properties fo:font-style="italic" officeooo:rsid="002f4d6c" style:font-style-asian="italic" style:font-style-complex="italic"/>
    </style:style>
    <style:style style:name="T26" style:family="text">
      <style:text-properties fo:font-style="italic" officeooo:rsid="003025e5"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ata: 23/11/2016</text:p>
      <text:p text:style-name="P3">Relazione di Algoritmi <text:span text:style-name="T21">1</text:span> </text:p>
      <text:p text:style-name="P5"/>
      <text:p text:style-name="P6"><text:span text:style-name="T22">Componenti del gruppo</text:span>: </text:p>
      <text:p text:style-name="P6">Beatrice Cavagnolo, <text:span text:style-name="T21">20014185</text:span></text:p>
      <text:p text:style-name="P6">Giulia Tonussi, <text:span text:style-name="T21">20016373</text:span></text:p>
      <text:p text:style-name="P5"/>
      <text:p text:style-name="P7"><text:span text:style-name="T22">Consegna</text:span></text:p>
      <text:p text:style-name="P7"><text:span text:style-name="T22"/></text:p>
      <text:p text:style-name="P7"><text:span text:style-name="T21">Realizzare un progetto che emuli il gioco di carte “scopa”, in cui da un mazzo di 40 carte vengono distribuite sistematicamente 3 carte a ognuno dei 4 giocatori che vengono aggiunte al tavolo secondo una politica di turni, con aggiunta di una carta per ogni giocatore finchè non vengono esaurite le carte dal mazzo.</text:span></text:p>
      <text:p text:style-name="P8"/>
      <text:p text:style-name="P9">Implementazione del gioco</text:p>
      <text:p text:style-name="P9"/>
      <text:p text:style-name="P12">I componenti del progetto sono stati <text:span text:style-name="T15">elaborati nel seguente modo: ogni giocatore come una pila, il mazzo come coda e il tavolo come lista, tutti inizializzati vuoti, in particolare <text:s/>in questo caso vengono definiti con le rispettive funzioni make (i 4 giocatori attraverso la funzione makePila() , il mazzo con makeCoda() e il tavolo con makeLista()) .</text:span></text:p>
      <text:p text:style-name="P13">La pila è una collezione di dati qualsiasi, in questo caso implementati come carte di un mazzo, gestiti secondo la logica LIFO (Last In First Out) secondo cui l’ultimo valore ad entrare è il primo a uscire.</text:p>
      <text:p text:style-name="P13">La coda è una struttura che segue la logica FIFO (First In First Out) per cui il primo oggetto introdotto è il primo a uscire. </text:p>
      <text:p text:style-name="P13">La struttura dati utilizzata per realizzare pile e code è la lista.</text:p>
      <text:p text:style-name="P15">Una lista è una sequenza di elementi ordinata, in cui ognuno di essi è detto nodo e att<text:span text:style-name="T17">r</text:span>averso la definizione ricorsiva si può affermare che:</text:p>
      <text:p text:style-name="P15">1) la lista vuota è una lista</text:p>
      <text:p text:style-name="P15">2)un elemento seguito da una lista è una lista</text:p>
      <text:p text:style-name="P17">La lista è un oggetto dinamico e perciò non ha una lunghezza definita anzi, ogni elemento indica qual’è il successivo. <text:span text:style-name="T19">Questa struttura ha una gestione sequenziale e deve sempre essere scorsa nodo per nodo per raggiungere un determinato elemento della lista.</text:span></text:p>
      <text:p text:style-name="P17"/>
      <text:p text:style-name="P16">Tutte queste strutture precedentemente descritte e anche l’elemento singolo sono stati implementati nel codice attraverso la typedef struct, cioè una primitiva utilizzata per andare a inglobare in un’unica struttura dati informazioni eterogenee. </text:p>
      <text:p text:style-name="P16">Nel caso dell’elemento, sono state definite informazioni per il valore intero rappresentato dalla singola carta e il carattere per il seme associato ad esso, dichiarati perciò attraverso il richiamo Carta :</text:p>
      <text:p text:style-name="P18"/>
      <text:p text:style-name="P21">typedef struct elemento {</text:p>
      <text:p text:style-name="P21"><text:tab/>int valore;</text:p>
      <text:p text:style-name="P21"><text:tab/>char seme; // (C = Cuori; Q = Quadri; F = Fiori; P = Picche)</text:p>
      <text:p text:style-name="P21"><text:tab/>} Carta;</text:p>
      <text:p text:style-name="P18"/>
      <text:p text:style-name="P19"/>
      <text:p text:style-name="P19"><text:soft-page-break/>Nel caso della lista <text:span text:style-name="T18">ogni nodo contiene tutte le informazioni nella struttura Carta e un puntatore per indirizzo al nodo successivo:</text:span></text:p>
      <text:p text:style-name="P22"/>
      <text:p text:style-name="P22">typedef struct Nodo_lista {</text:p>
      <text:p text:style-name="P22"><text:tab/>Carta inf;</text:p>
      <text:p text:style-name="P22"><text:tab/>struct Nodo_lista *next;</text:p>
      <text:p text:style-name="P22"><text:tab/>} Lista; </text:p>
      <text:p text:style-name="P19"/>
      <text:p text:style-name="P24">Nel caso della coda si applicano le stesse <text:span text:style-name="T20">funzioni di lista in quanto ne è un tipo e, inoltre, vengono definiti due puntatori al primo e all’ultimo nodo della coda:</text:span></text:p>
      <text:p text:style-name="P25"/>
      <text:p text:style-name="P23">typedef struct coda {</text:p>
      <text:p text:style-name="P23"><text:tab/>Lista *primo;</text:p>
      <text:p text:style-name="P23"><text:tab/>Lista *ultimo;</text:p>
      <text:p text:style-name="P23"><text:tab/>} Coda; </text:p>
      <text:p text:style-name="P26"/>
      <text:p text:style-name="P10">Scelte <text:span text:style-name="T21">p</text:span>rogettuali</text:p>
      <text:p text:style-name="P10"/>
      <text:p text:style-name="P20">Durante l’operazione di riempimento, viene<text:span text:style-name="T16"> definit</text:span>a<text:span text:style-name="T16"> una carta </text:span>(nel nostro codice<text:span text:style-name="T16"> carta1</text:span>)<text:span text:style-name="T16">, per avere un elemento da aggiungere al mazzo. Per questo procedimento abbiamo implementato 2 </text:span><text:span text:style-name="T24">for</text:span><text:span text:style-name="T16"> annidati, in cui quello esterno viene svolto per 4 volte, cioè per ogni seme, mentre quello interno è eseguito per 10 volte come i valori che possono assumere le carte. Ogni carta è stata aggiunta alla struttura mazzo attraverso una </text:span><text:span text:style-name="T24">enqueue</text:span><text:span text:style-name="T16"> </text:span>(linea 206) <text:span text:style-name="T16">ed una volta completato, quest’ultimo è stato mescolato attraverso una funzione esterna al main, </text:span>tale <text:span text:style-name="T23">mescola</text:span><text:span text:style-name="T26">M</text:span><text:span text:style-name="T23">azzo</text:span>(<text:span text:style-name="T16">mazzo).</text:span></text:p>
      <text:p text:style-name="P14">La prima mano del gioco consiste nella assegnazione di 3 carte a ogni giocatore attraverso un ciclo <text:span text:style-name="T25">for</text:span>, utilizzando le funzioni <text:span text:style-name="T23">push</text:span> e <text:span text:style-name="T23">dequeue</text:span> (linee 221-224) <text:s/>mentre al tavolo sono state assegnate 4 carte usando le funzioni <text:span text:style-name="T23">dequeue</text:span> e inserisci (linea 236). A questo punto inizia la fase di gioco che consiste in un ciclo <text:span text:style-name="T23">while</text:span> <text:s/>che procede a iterare, operando attraverso 2 <text:span text:style-name="T25">for</text:span>: uno che distribuisce carte ai giocatori dal mazzo e l’altro che le inserisce nel tavolo. Il ciclo <text:span text:style-name="T23">while</text:span> continua finchè le carte nel mazzo sono esaurite e il tavolo è popolato con tutte le carte passate attraverso I giocatori.</text:p>
      <text:p text:style-name="P27"/>
      <text:p text:style-name="P9">Calcolo della complessità</text:p>
      <text:p text:style-name="P9"/>
      <text:p text:style-name="P28">Si può dimostrare che la complessità del nostro algoritmo di ordinamento è O(2n<text:span text:style-name="T1">2</text:span><text:span text:style-name="T4">+</text:span><text:span text:style-name="T6">2</text:span><text:span text:style-name="T8">+2n</text:span><text:span text:style-name="T4">).</text:span></text:p>
      <text:p text:style-name="P28"><text:span text:style-name="T4">Secondo le regole del calcolo delle complessità applicate al</text:span><text:span text:style-name="T5">la funzione</text:span><text:span text:style-name="T4">, consideriamo la chiamate </text:span><text:span text:style-name="T11">srand</text:span><text:span text:style-name="T4"> e </text:span><text:span text:style-name="T11">time</text:span><text:span text:style-name="T4"> </text:span><text:span text:style-name="T10">come funzioni </text:span><text:span text:style-name="T4">aventi complessità costante, quindi </text:span><text:span text:style-name="T10">O(1) per ognuna delle due</text:span><text:span text:style-name="T4">.</text:span><text:span text:style-name="T5"> Inoltre, all’interno del ciclo </text:span><text:span text:style-name="T12">for</text:span><text:span text:style-name="T5"> si hanno 2 richiami alla funzione </text:span><text:span text:style-name="T12">ennesimo</text:span><text:span text:style-name="T5"> con complessità O(n) che equivale a 2n. Il ciclo </text:span><text:span text:style-name="T12">for</text:span><text:span text:style-name="T5"> stesso viene eseguito 40 volte, che in questo caso corrisponde a n. </text:span><text:span text:style-name="T6">Perciò alla fine mettendo tutto assieme si ottiene O(2n</text:span><text:span text:style-name="T2">2</text:span><text:span text:style-name="T6"> </text:span><text:span text:style-name="T10">+2n</text:span><text:span text:style-name="T6">+2) ed essendo 2 </text:span><text:span text:style-name="T10">e 2n </text:span><text:span text:style-name="T6">trascurabil</text:span><text:span text:style-name="T10">i,</text:span><text:span text:style-name="T6"> si riduce a una complessità di O(2n</text:span><text:span text:style-name="T2">2</text:span><text:span text:style-name="T6">). </text:span><text:span text:style-name="T7">Essendo anche trascurabile il fattore di moltiplicazione 2, la complessità finale della funzione </text:span><text:span text:style-name="T13">mescola</text:span><text:span text:style-name="T14">M</text:span><text:span text:style-name="T13">azzo</text:span><text:span text:style-name="T7"> è O(n</text:span><text:span text:style-name="T3">2</text:span><text:span text:style-name="T7">).</text:span></text:p>
      <text:p text:style-name="P1"/>
      <text:p text:style-name="P11"><text:span text:style-name="T7"/></text:p>
      <text:p text:style-name="P11"><text:span text:style-name="T7"/></text:p>
      <text:p text:style-name="P11"><text:span text:style-name="T7"/></text:p>
      <text:p text:style-name="P11"><text:soft-page-break/><text:span text:style-name="T7"/></text:p>
      <text:p text:style-name="P11"><text:span text:style-name="T7">A</text:span><text:span text:style-name="T4">lgoritmo di mescolamento</text:span></text:p>
      <text:p text:style-name="P15"><text:span text:style-name="T9"/></text:p>
      <text:p text:style-name="P29"><text:span text:style-name="T4">Per quanto riguarda l'algoritmo di mescolamento del mazzo di carte, abbiamo deciso di approcciare un metodo in cui non c'è nessuno scambio di puntatori, ma al contrario, ciò che facciamo è scambiare i contenuti delle due carte pescate a caso nel mazzo.</text:span></text:p>
      <text:p text:style-name="P31"><text:span text:style-name="T4">Prima di implementare il mescolamento vero e proprio , viene chiamata subito la funzione </text:span><text:span text:style-name="T11">srand(time(NULL)</text:span><text:span text:style-name="T4">. Questa prende come argomento l’output restituito dalla funzione </text:span><text:span text:style-name="T11">time(NULL)</text:span><text:span text:style-name="T4">, e utilizza questo numero (ogni volta garantiti diversi in base all’ora in cui si esegue il codice) come base per generare una sequenza di pseudo-random interi che verranno ritornati dalla funzione </text:span><text:span text:style-name="T11">rand()</text:span><text:span text:style-name="T4">. </text:span></text:p>
      <text:p text:style-name="P30">L'algoritmo si basa, appunto, sul richiamo della funzione <text:span text:style-name="T23">rand()</text:span>, che assegna, in questo caso, ad a e b due numeri casuali tra 0 e 40. </text:p>
      <text:p text:style-name="P30">Una volta ottenuti questi due numeri, richiamiamo la funzione da noi creata, <text:span text:style-name="T23">ennesimo()</text:span>. La funzione ennesimo è molto semplice, restituisce il puntatore, appunto, all'ennesimo (n come parametro) elemento di una lista data in input. </text:p>
      <text:p text:style-name="P30">In questo caso la richiamiamo mettendo al posto del parametro n una volta il valore a, la seconda volta il valore b; come secondo parametro mettiamo la <text:span text:style-name="T23">Coda mazzo</text:span>. Essendo mazzo, per l'appunto, una coda e non una lista, per 'trasformarla' in lista abbiamo deciso di vedere il puntatore primo (primo elemento della coda) come testa di una lista, tralasciando quindi il puntatore ultimo, che punta al contrario all'ultimo elemento della <text:span text:style-name="T23">Coda mazzo</text:span>. </text:p>
      <text:p text:style-name="P30">A questo punto ci troviamo con due puntatori a due elementi diversi del mazzo, quindi con due carte diverse. </text:p>
      <text:p text:style-name="P32">Ora avviene il vero e proprio 'mescolamento'. Grazie all'uso di una variabile temporanea (tmp nel codice) di tipo Carta, scambiamo semplicemente i contenuti dei due elementi. In questo modo, alla fine del ciclo <text:span text:style-name="T23">for</text:span> che si ripete 40 volte come il numero di carte da mescolare, ci ritroviamo con il mazzo mischiato in modo casuale. </text:p>
      <text:p text:style-name="P2"><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Cantarell" svg:font-family="Cantarel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it" fo:country="IT" style:letter-kerning="true" style:font-name-asian="Tahoma"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8T13:31:58.702021822</meta:creation-date>
    <dc:date>2016-11-29T09:45:18.339448990</dc:date>
    <meta:editing-duration>PT1H4M36S</meta:editing-duration>
    <meta:editing-cycles>15</meta:editing-cycles>
    <meta:generator>LibreOffice/5.1.5.2$Linux_X86_64 LibreOffice_project/10$Build-2</meta:generator>
    <meta:document-statistic meta:table-count="0" meta:image-count="0" meta:object-count="0" meta:page-count="3" meta:paragraph-count="46" meta:word-count="1058" meta:character-count="6533" meta:non-whitespace-character-count="5497"/>
  </office:meta>
</office:document-meta>
</file>